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number-rows-repeated="104782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7:46:03.19735400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11T17:50:20.086075895</dc:date>
    <meta:editing-cycles>451</meta:editing-cycles>
    <meta:editing-duration>PT20H5M48S</meta:editing-duration>
    <meta:document-statistic meta:table-count="2" meta:cell-count="1803" meta:object-count="0"/>
    <meta:user-defined meta:name="Info 1"/>
    <meta:user-defined meta:name="Info 2"/>
    <meta:user-defined meta:name="Info 3"/>
    <meta:user-defined meta:name="Info 4"/>
  </office:meta>
</office:document-meta>
</file>